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missionCollection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rmissionCollection.set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rmissionCollection.Permission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ermissionCollec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